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3ad75"/>
    </style:style>
    <style:style style:name="P2" style:family="paragraph" style:parent-style-name="Standard">
      <style:paragraph-properties fo:text-align="justify" style:justify-single-word="false"/>
      <style:text-properties fo:font-variant="small-caps" fo:font-weight="bold" officeooo:rsid="0013ad75" officeooo:paragraph-rsid="0013ad75" style:font-weight-asian="bold"/>
    </style:style>
    <style:style style:name="P3" style:family="paragraph" style:parent-style-name="Standard" style:list-style-name="WWNum1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0.3in"/>
        </style:tab-stops>
      </style:paragraph-properties>
      <style:text-properties officeooo:paragraph-rsid="0013ad75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0.3in"/>
        </style:tab-stops>
      </style:paragraph-properties>
      <style:text-properties officeooo:paragraph-rsid="0013ad75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officeooo:paragraph-rsid="0013ad75"/>
    </style:style>
    <style:style style:name="P6" style:family="paragraph" style:parent-style-name="Standard">
      <style:paragraph-properties fo:margin-top="0in" fo:margin-bottom="0in" style:contextual-spacing="false" fo:line-height="100%" fo:orphans="0" fo:widows="0">
        <style:tab-stops>
          <style:tab-stop style:position="0.3in"/>
        </style:tab-stops>
      </style:paragraph-properties>
      <style:text-properties officeooo:paragraph-rsid="0013ad75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 fo:orphans="0" fo:widows="0">
        <style:tab-stops>
          <style:tab-stop style:position="0.3in"/>
        </style:tab-stops>
      </style:paragraph-properties>
      <style:text-properties officeooo:paragraph-rsid="0013ad75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1.25in"/>
        </style:tab-stops>
      </style:paragraph-properties>
      <style:text-properties officeooo:paragraph-rsid="0013ad75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3ad75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officeooo:rsid="0013ad75" officeooo:paragraph-rsid="0013ad75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officeooo:rsid="00152da5" officeooo:paragraph-rsid="00152da5"/>
    </style:style>
    <style:style style:name="P12" style:family="paragraph" style:parent-style-name="Standard">
      <style:paragraph-properties fo:margin-left="0.5in" fo:margin-right="0in" fo:margin-top="0in" fo:margin-bottom="0in" style:contextual-spacing="false" fo:text-align="justify" style:justify-single-word="false" fo:text-indent="0in" style:auto-text-indent="false"/>
      <style:text-properties officeooo:paragraph-rsid="0013ad75"/>
    </style:style>
    <style:style style:name="P13" style:family="paragraph" style:parent-style-name="Text_20_body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normal" officeooo:paragraph-rsid="00152da5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normal" officeooo:paragraph-rsid="00165047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bold" officeooo:rsid="00152da5" officeooo:paragraph-rsid="00152da5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1.25in"/>
        </style:tab-stops>
      </style:paragraph-properties>
      <style:text-properties officeooo:paragraph-rsid="00152da5"/>
    </style:style>
    <style:style style:name="P1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justify" style:justify-single-word="false" fo:orphans="0" fo:widows="0" fo:background-color="#ffffff" fo:padding="0in" fo:border="none" style:writing-mode="lr-tb">
        <style:tab-stops>
          <style:tab-stop style:position="1.25in"/>
        </style:tab-stops>
      </style:paragraph-properties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normal" officeooo:rsid="00152da5" officeooo:paragraph-rsid="00152da5" style:text-blinking="false" fo:background-color="transparent"/>
    </style:style>
    <style:style style:name="T1" style:family="text">
      <style:text-properties fo:font-variant="small-caps" fo:font-weight="bold" style:font-weight-asian="bold"/>
    </style:style>
    <style:style style:name="T2" style:family="text">
      <style:text-properties fo:color="#000000" loext:opacity="100%" style:font-name="Arial" fo:font-size="10pt" style:font-name-asian="Arial2" style:font-size-asian="10pt" style:font-name-complex="Arial2" style:font-size-complex="10pt" fo:background-color="#ffffff"/>
    </style:style>
    <style:style style:name="T3" style:family="text">
      <style:text-properties officeooo:rsid="0013ad75"/>
    </style:style>
    <style:style style:name="T4" style:family="text">
      <style:text-properties officeooo:rsid="00152da5"/>
    </style:style>
    <style:style style:name="T5" style:family="text"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0000" loext:opacity="100%" style:text-line-through-style="none" style:text-line-through-type="none" style:font-name="Arial1" fo:font-size="10.5pt" fo:font-style="normal" style:text-underline-style="none" fo:font-weight="normal" officeooo:rsid="00152da5" style:text-blinking="false" fo:background-color="transparent" loext:char-shading-value="0"/>
    </style:style>
    <style:style style:name="T7" style:family="text">
      <style:text-properties officeooo:rsid="0016504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mmary</text:span></text:p>
      <text:p text:style-name="P2"><text:s/></text:p>
      <text:p text:style-name="P1"/>
      <text:p text:style-name="P13"><text:span text:style-name="T3">I have 12+ years experience in Talent Management and Human Resources and worked with prestigious companies Like Honeywell and Emerson. I played major role in implementing process like Six Sigma, PCMM and HOS (Honeywell Operating System). </text:span></text:p>
      <text:p text:style-name="P13"/>
      <text:p text:style-name="P14"><text:span text:style-name="T4">T</text:span><text:span text:style-name="T3">hough being </text:span>from non-technical background, <text:span text:style-name="T4">I have a good amount experience in working in Corporate Industry and understating the processes. </text:span><text:span text:style-name="T7">I am Result Oriented and dedicated professional with zeal to learn latest industry trends and innovative methods to tackle the problem.</text:span></text:p>
      <text:p text:style-name="P13"/>
      <text:p text:style-name="P15">Why Win Program?</text:p>
      <text:p text:style-name="P13"/>
      <text:p text:style-name="P16"><text:span text:style-name="T5">From past few years, I have been trying to get into tech field. </text:span><text:span text:style-name="T6">Win </text:span><text:span text:style-name="T5">program will help me meet my career expectation and development It will help me as a stepping stone to enter the Tech world. I will apply learning from WIN program to excel as a female developer in the Fintech industry. Also, be a role model to my daughters that no matter what age you are in, you have the capability to do anything you imagine. </text:span></text:p>
      <text:p text:style-name="P5"/>
      <text:p text:style-name="P5"><text:span text:style-name="T3">Interest:</text:span></text:p>
      <text:p text:style-name="P10"/>
      <text:p text:style-name="P10">Being a fitness freak I love almost all physical activities. But here are few of them..</text:p>
      <text:p text:style-name="P10"/>
      <text:p text:style-name="P10">Tennis</text:p>
      <text:p text:style-name="P10">Monkey Bars</text:p>
      <text:p text:style-name="P10">Reading Books</text:p>
      <text:p text:style-name="P10">Painting</text:p>
      <text:p text:style-name="P5"><text:span text:style-name="T3">Making Sugar Free and oil free recipes</text:span></text:p>
      <text:p text:style-name="P5"/>
      <text:p text:style-name="P11">My motto in Life</text:p>
      <text:p text:style-name="P17"/>
      <text:p text:style-name="P17">It’s never too late to learn new thing, the only thing you need is perseverance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Label_20_1" style:display-name="ListLabel 1" style:family="text">
      <style:text-properties fo:color="#000000" loext:opacity="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22:50:47.893000000</meta:creation-date>
    <dc:date>2021-02-22T07:58:58.049000000</dc:date>
    <meta:editing-duration>PT25M4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209" meta:character-count="1220" meta:non-whitespace-character-count="1022"/>
  </office:meta>
</office:document-meta>
</file>